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Courier New" svg:font-family="'Courier New'"/>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Courier New" fo:font-size="11pt" fo:font-weight="normal" fo:background-color="transparent" style:font-name-asian="Courier New" style:font-name-complex="Courier New"/>
    </style:style>
    <style:style style:name="P3" style:family="paragraph" style:parent-style-name="Standard">
      <style:paragraph-properties fo:line-height="100%" fo:text-align="start" style:justify-single-word="false"/>
      <style:text-properties style:use-window-font-color="true" style:font-name="Courier New" fo:font-size="11pt" fo:font-weight="normal" fo:background-color="transparent" style:font-name-asian="Courier New" style:font-name-complex="Courier New"/>
    </style:style>
    <style:style style:name="P4" style:family="paragraph" style:parent-style-name="Standard">
      <style:paragraph-properties fo:line-height="100%" fo:text-align="start" style:justify-single-word="false"/>
      <style:text-properties style:use-window-font-color="true" style:font-name="Courier New" fo:font-size="11pt" fo:font-weight="normal" officeooo:paragraph-rsid="0029632f" fo:background-color="transparent" style:font-name-asian="Courier New" style:font-name-complex="Courier New"/>
    </style:style>
    <style:style style:name="P5" style:family="paragraph" style:parent-style-name="Standard">
      <style:paragraph-properties fo:line-height="100%" fo:text-align="start" style:justify-single-word="false"/>
      <style:text-properties style:use-window-font-color="true" style:font-name="Courier New" fo:font-size="11pt" fo:font-weight="normal" officeooo:paragraph-rsid="002cb3ae" fo:background-color="transparent" style:font-name-asian="Courier New" style:font-name-complex="Courier New"/>
    </style:style>
    <style:style style:name="P6" style:family="paragraph" style:parent-style-name="Standard">
      <style:paragraph-properties fo:line-height="100%" fo:text-align="start" style:justify-single-word="false"/>
      <style:text-properties officeooo:paragraph-rsid="002d86cc"/>
    </style:style>
    <style:style style:name="T1" style:family="text">
      <style:text-properties style:use-window-font-color="true" style:font-name="Courier New" fo:font-size="11pt" fo:font-weight="normal" fo:background-color="transparent" loext:char-shading-value="0" style:font-name-asian="Courier New" style:font-name-complex="Courier New"/>
    </style:style>
    <style:style style:name="T2" style:family="text">
      <style:text-properties style:use-window-font-color="true" style:font-name="Courier New" fo:font-size="11pt" fo:font-weight="normal" officeooo:rsid="002c8c6f" fo:background-color="transparent" loext:char-shading-value="0" style:font-name-asian="Courier New" style:font-name-complex="Courier New"/>
    </style:style>
    <style:style style:name="T3" style:family="text">
      <style:text-properties style:use-window-font-color="true" style:font-name="Courier New" fo:font-size="11pt" fo:font-weight="normal" officeooo:rsid="002cb3ae" fo:background-color="transparent" loext:char-shading-value="0" style:font-name-asian="Courier New" style:font-name-complex="Courier New"/>
    </style:style>
    <style:style style:name="T4" style:family="text">
      <style:text-properties style:use-window-font-color="true" style:font-name="Courier New" fo:font-size="11pt" fo:font-weight="normal" officeooo:rsid="002d86cc" fo:background-color="transparent" loext:char-shading-value="0" style:font-name-asian="Courier New" style:font-name-complex="Courier New"/>
    </style:style>
    <style:style style:name="T5" style:family="text">
      <style:text-properties style:use-window-font-color="true" style:text-line-through-style="solid" style:text-line-through-type="single" style:font-name="Courier New" fo:font-size="11pt" fo:font-weight="normal" fo:background-color="transparent" loext:char-shading-value="0" style:font-name-asian="Courier New" style:font-name-complex="Courier New"/>
    </style:style>
    <style:style style:name="T6" style:family="text">
      <style:text-properties fo:color="#9b00d3" style:font-name="Courier New" fo:font-size="11pt" fo:font-weight="normal" fo:background-color="transparent" loext:char-shading-value="0" style:font-name-asian="Courier New" style:font-name-complex="Courier New"/>
    </style:style>
    <style:style style:name="T7" style:family="text">
      <style:text-properties officeooo:rsid="001f7f38"/>
    </style:style>
    <style:style style:name="T8" style:family="text">
      <style:text-properties fo:color="#0000ff" style:font-name="Courier New" fo:font-size="11pt" fo:font-weight="normal" officeooo:rsid="00223278" fo:background-color="transparent" loext:char-shading-value="0" style:font-name-asian="Courier New" style:font-name-complex="Courier New"/>
    </style:style>
    <style:style style:name="T9" style:family="text">
      <style:text-properties fo:color="#0000ff" style:font-name="Courier New" fo:font-size="11pt" fo:font-weight="normal" officeooo:rsid="002522f1" fo:background-color="transparent" loext:char-shading-value="0" style:font-name-asian="Courier New" style:font-name-complex="Courier New"/>
    </style:style>
    <style:style style:name="T10" style:family="text">
      <style:text-properties fo:color="#0000ff" officeooo:rsid="0020f4b1"/>
    </style:style>
    <style:style style:name="T11" style:family="text">
      <style:text-properties officeooo:rsid="0022ae07"/>
    </style:style>
    <style:style style:name="T12" style:family="text">
      <style:text-properties officeooo:rsid="002428ca"/>
    </style:style>
    <style:style style:name="T13" style:family="text">
      <style:text-properties officeooo:rsid="0029632f"/>
    </style:style>
    <style:style style:name="T14" style:family="text">
      <style:text-properties officeooo:rsid="002a960c"/>
    </style:style>
    <style:style style:name="T15" style:family="text">
      <style:text-properties officeooo:rsid="002c8c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videncing A2: Teach and/or support learning</text:p>
      <text:p text:style-name="P2">This Area of Activity is about your direct engagement with learners whether in groups or individually. These encounters may be in a wide range of environments, such as classrooms, seminar rooms, lecture theatres, labs, learning support centres, offices, professional settings, etc.</text:p>
      <text:p text:style-name="P2"/>
      <text:p text:style-name="P2">Your teaching activities might include for example, lecturing, tutorial and seminar work, studio, clinical, laboratory or workplace-based teaching, distance learning and the use of virtual learning environments.</text:p>
      <text:p text:style-name="P2"/>
      <text:p text:style-name="P2">The support you give might include, for example, teaching and supervision of postgraduates, mentoring inexperienced staff or contributing to in-house learning and teaching programmes.</text:p>
      <text:p text:style-name="P2"/>
      <text:p text:style-name="P2">Address the following points in this section of your account by critically reflecting on:</text:p>
      <text:p text:style-name="P2"/>
      <text:p text:style-name="P2">1. The main ways in which you teach and/or support learners (â‰¤ 100 words)</text:p>
      <text:p text:style-name="P2">2. The activities or techniques you use and why</text:p>
      <text:p text:style-name="P2">3. How you came to use them and why you think they were successful in supporting student learning? Give reasons for your choice of activities and techniques and how they relate to developing the learners' understanding of the subject</text:p>
      <text:p text:style-name="P2">4. Which elements of Core Knowledge did you utilise, how and why</text:p>
      <text:p text:style-name="P2">5. Which Professional Values were particularly relevant and why</text:p>
      <text:p text:style-name="P2"/>
      <text:p text:style-name="P2">Type your evidence in the following text box: (<text:span text:style-name="T7">currently </text:span>723 words, <text:span text:style-name="T7">should be 600</text:span>)</text:p>
      <text:p text:style-name="P2"/>
      <text:p text:style-name="P4">I engage with learners through lectures, peer instruction, running computing labs, supervising post-graduate students <text:span text:style-name="T13">and I have recently started to make teaching videos in order to flip the classroom.</text:span></text:p>
      <text:p text:style-name="P2"/>
      <text:p text:style-name="P5"><text:span text:style-name="T14">Since I started teaching numerical methods in 2011, I have ensured that <text:s/>all students are engaged in lectures, not just the top few who are prepared to answer questions. I therefore use hand-outs with gaps so that all students are invited to engage and try to answer the question (Professional value V2). I realised that a technique like this was necessary after a seminar in the mathematics department describing how students can only learn if they attempt to answer questions put to them. I have had mostly positive feedback from students about this approach but it is clear that it is not perfect – still there are students who do not engage or who just cannot answer the questions. </text:span>I <text:span text:style-name="T14">have therefore recently started to</text:span> use is peer instruction with multiple choice questions and think-pair-share sessions, due to the wealth of evidence supporting the efficacy of this technique (eg "Peer Instruction, A User's Manual" by Eric Mazur) (V3). I have tried a high tech approach using a specialised website (mqclicker.com) and asking students to bring their smartphones to class. This was popular with students <text:span text:style-name="T15">(evidenced by feedback at the staff-student forum)</text:span> but very time consuming, both to set up and during the class. I have therefore moved to a low-tech approach; asking students to show 1, 2, 3 or 4 fingers against their chest to answer questions in private. This is much quicker and also allows me to ask questions when they arise during class without the need for painstaking preparation. This therefore appears to be an appropriate technology (K4). The questions that I ask are usually answered correctly by less than half of the class at the first attempt and by well over half after peer instruction. This demonstrates that the questions are at the appropriate level for the academic programme (K2). </text:p>
      <text:p text:style-name="P2"/>
      <text:p text:style-name="P6"><text:span text:style-name="T1">I try to avoid asking questions for volunteers to answer during lectures as this only engages a small fraction of the class. I also avoid picking on students to answer questions. If I pick on a strong student then I am not engaging with the weaker students whereas if I spotlight a weak student who cannot answer then I risk humiliating them. </text:span><text:span text:style-name="T2">(P</text:span><text:span text:style-name="T1">rofessional value V1.</text:span><text:span text:style-name="T2">)</text:span><text:span text:style-name="T1"> I also ask students to nominate each other to answer questions based on their peer interactions. </text:span><text:span text:style-name="T3">This was a technique </text:span><text:span text:style-name="T4">highlighted</text:span><text:span text:style-name="T3"> in a university training course on “</text:span><text:span text:style-name="T4"> Enhancing Teaching, Engaging Learners: Personalising Teaching to Deepen Learning</text:span><text:span text:style-name="T3">”, </text:span><text:span text:style-name="T4">October 2011</text:span><text:span text:style-name="T1">. </text:span><text:span text:style-name="T4">By asking students to nominate each other to talk, I would like to hear from a larger fraction of the class. This has not yet happened but I will persist a little longer.</text:span></text:p>
      <text:p text:style-name="P2"/>
      <text:p text:style-name="P1"><text:span text:style-name="T1">I take computing labs in which students undertake programming exercises and ask questions. Over the years I have been teaching this course, I have provided more example code for the students to copy and modify in order to teach them good programming style. When I took over the course, the students were expected to code everything from scratch and they handed in some wild and impenetrable code. I now give them </text:span><text:span text:style-name="T8">more scaffolding </text:span><text:span text:style-name="T9">(Coffey 2015)</text:span><text:span text:style-name="T8">:</text:span><text:span text:style-name="T1"> some code to start with and they have to find where they need to add code. This means that they learn good programming style by reading the code that I have given them and they do not spend time designing bad code because I have provided them with a good framework. </text:span><text:span text:style-name="T8">The scaffolding is taken away in the more advanced module in the following term, in which the students have to write code from scratch.</text:span><text:span text:style-name="T1"> </text:span><text:span text:style-name="T5">In the future I am going to focus more on version control and group programming by using git, github (https://github.com/) and python notebook as recommended for teaching by Lorena Barba (http://lorenabarba.com/) and Greg Wilson of Software Carpentry (http://software-carpentry.org/).</text:span><text:span text:style-name="T1"> </text:span><text:span text:style-name="T6">Would it be worth referring here to this being a scaffolding technique to build up to Pier Luigi's more advanced module (scaffolding is a good reference)</text:span></text:p>
      <text:p text:style-name="P2"/>
      <text:p text:style-name="P2">I have started to make SHORT teaching videos and screen casts:</text:p>
      <text:p text:style-name="P2">https://www.youtube.com/channel/UCO0YwmerBCvW-BrR8kcjLzw</text:p>
      <text:p text:style-name="P2"><text:span text:style-name="T1">to</text:span> support my<text:span text:style-name="T1"> teaching. I have tried to avoid having to make these videos myself by searching for videos that others have made on similar topics but I have always found other people's videos to be too long. (eg 50 minutes rather than 10 minutes). I have found videos to be a good way of learning material myself and I have had some positive </text:span><text:span text:style-name="T10">informal</text:span><text:span text:style-name="T1"> feedback from students about my videos. </text:span><text:span text:style-name="T6">Can you include some examples? </text:span><text:span text:style-name="T1">I am hoping that the videos will be particularly helpful for students whose English comprehension is weak so that they can re-wind and try to understand what I am saying, displaying professional values V1 and V2. </text:span><text:span text:style-name="T6">Exellent awareness here.</text:span></text:p>
      <text:p text:style-name="P2">References</text:p>
      <text:p text:style-name="Standard"/>
      <text:p text:style-name="Standard">* Coffey, H., <text:span text:style-name="T12">cited</text:span> <text:span text:style-name="T11">2015, “Scaffolding”</text:span> <text:span text:style-name="T11">http://www.learnnc.org/lp/pages/5074</text:span></text:p>
      <text:p text:style-name="Standard">* Johnstone, A.H. and Percival, F., 1976 "Attention Breaks in Lectures", Education in Chemistry</text:p>
      <text:p text:style-name="Standard">* Matheson, C., 2008. "The educational value and effectiveness of lectures", The Clinical Teacher</text:p>
      <text:p text:style-name="Standard">* Mazur, E. and Somers, M.D., 1999, "Peer Instruction: A User's Manual", Am. J. Phys. 67 (359)</text:p>
      <text:p text:style-name="Standard">* Wilsona, K. and Korna, J.H., 2009 "Attention During Lectures: Beyond Ten Minutes", Teaching of Psychology, 34(2): 85-89</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ans-serif"/>
    <style:font-face style:name="Courier New" svg:font-family="'Courier New'"/>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20%"/>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3T23:19:59.844115192</dc:date>
    <dc:creator>Hilary Weller</dc:creator>
    <meta:editing-duration>PT2H28M41S</meta:editing-duration>
    <meta:editing-cycles>14</meta:editing-cycles>
    <meta:generator>LibreOffice/4.2.8.2$Linux_x86 LibreOffice_project/420m0$Build-2</meta:generator>
    <meta:document-statistic meta:table-count="0" meta:image-count="0" meta:object-count="0" meta:page-count="1" meta:paragraph-count="24" meta:word-count="1089" meta:character-count="6740" meta:non-whitespace-character-count="5672"/>
  </office:meta>
</office:document-meta>
</file>